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paragraph-rsid="0004a1fb"/>
    </style:style>
    <style:style style:name="T1" style:family="text">
      <style:text-properties fo:color="#f8f8f8"/>
    </style:style>
    <style:style style:name="T2" style:family="text">
      <style:text-properties officeooo:rsid="0004a1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równoleglenie algorytmu gradientowej klasteryzacji z użyciem technologii GPU – <text:span text:style-name="T2">STRESZCZENIE</text:span></text:p>
      <text:p text:style-name="Text_20_body">Analiza skupień (klasteryzacja) jest metodą nienadzorowaną, której zadaniem jest podział zbioru na skupienia (klastry) w taki sposób aby elementy podobne znajdowały się we wspólnym skupieniu, natomiast niepodobne w odzielnych. Do określania miary podobieństwa bądź niepodobieństwa wykorzystuje się rozmaite metryki. Obecnie dzięki rozwojowi usług internetowych, targetowaniu klientów czy segmentacji obrazów zachodzi duże zapotrzebowanie na skuteczne metody analizy skupień.</text:p>
      <text:p text:style-name="P1">Wraz z rozwojem technologicznym coraz trudniejsze staje się tworzenie jednostek o większej wydajności pojedynczego rdzenia. Przyczyną tego są bariery fizyczne takie jak proces technologiczny litografii czy moc generowana przez układ za czym podąża problem chłodzenia. Rozwiązaniem tego problemu staje się tworzenie układów o coraz większej liczbie rdzeni. Z czasem zauważono potencjał w kartach graficznych dysponujących obecnie kilkuset krotnie większą liczbą rdzeni w stosunku do procesorów. Pierwszym środowiskiem oferującym programistom łatwy sposób wykorzystania kart graficznych do obliczeń ogólnego przeznaczenia stała się CUDA.</text:p>
      <text:p text:style-name="Text_20_body">Algorytm gradientowej klasteryzacji cechuje się przejrzystym i przyjaznym w interpretacji aparatem matematycznym. Największą jego wadą jest złożoność obliczeniowa za którą podążą czas obliczeń, który udało się ograniczyć dla większych zbiorów danych zrównoleglając algorytm przy pomocy technologii CUDA i GPGPU. Ze względu na ograniczenia sprzętowe konsumenckich kart graficznych obliczenia były prowadzone na liczbach zmiennoprzecinkowych o pojedynczej precyzji. Wraz ze wzrostem liczności zbiorów rósł również błąd numeryczny, który prowadził do rozbieżności względem implementacji wykorzystującej procesor i kartę graficzną. Rozwiązaniem tego problemu jest użycie kart graficznych do zastosowań profesjonalnych posiadających rdzenie do obliczeń zmiennoprzecinkowych podwójnej precyzji, co na chwilę obecną jest poza zasięgiem autora p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0:26:45.288851426</meta:creation-date>
    <dc:date>2019-07-15T10:30:52.695972649</dc:date>
    <meta:editing-duration>PT4M8S</meta:editing-duration>
    <meta:editing-cycles>3</meta:editing-cycles>
    <meta:generator>LibreOffice/6.0.7.3$Linux_X86_64 LibreOffice_project/00m0$Build-3</meta:generator>
    <meta:document-statistic meta:table-count="0" meta:image-count="0" meta:object-count="0" meta:page-count="1" meta:paragraph-count="4" meta:word-count="249" meta:character-count="2043" meta:non-whitespace-character-count="1797"/>
  </office:meta>
</office:document-meta>
</file>